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DejaVu Sans Condensed1" svg:font-family="'DejaVu Sans Condensed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 Condensed2" svg:font-family="'DejaVu Sans Condensed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1" svg:font-family="OpenSymbol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19eb27"/>
    </style:style>
    <style:style style:name="P2" style:family="paragraph" style:parent-style-name="Standard">
      <style:paragraph-properties fo:text-align="start" style:justify-single-word="false"/>
      <style:text-properties style:font-name="DejaVu Sans Condensed1" fo:font-weight="bold" style:font-weight-asian="bold" style:font-name-complex="DejaVu Sans Condensed2" style:font-weight-complex="bold"/>
    </style:style>
    <style:style style:name="P3" style:family="paragraph" style:parent-style-name="Standard" style:list-style-name="L3">
      <style:paragraph-properties fo:text-align="start" style:justify-single-word="false"/>
      <style:text-properties style:font-name="DejaVu Sans Condensed" fo:font-size="12pt" fo:font-weight="normal" officeooo:rsid="0049ea13" officeooo:paragraph-rsid="0049e2b8" style:font-size-asian="12pt" style:font-weight-asian="normal" style:font-name-complex="DejaVu Sans Condensed2" style:font-size-complex="12pt" style:font-weight-complex="normal"/>
    </style:style>
    <style:style style:name="P4" style:family="paragraph" style:parent-style-name="Standard" style:list-style-name="L3">
      <style:paragraph-properties fo:text-align="start" style:justify-single-word="false"/>
      <style:text-properties style:font-name="DejaVu Sans Condensed" fo:font-size="12pt" fo:font-weight="normal" officeooo:rsid="0049e2b8" officeooo:paragraph-rsid="0049e2b8" style:font-size-asian="12pt" style:font-weight-asian="normal" style:font-name-complex="DejaVu Sans Condensed2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53cba5" officeooo:paragraph-rsid="0049e2b8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bf317" officeooo:paragraph-rsid="0049e2b8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49ea13" officeooo:paragraph-rsid="0049e2b8" style:font-size-asian="12pt" style:font-weight-asian="bold" style:font-size-complex="12pt" style:font-weight-complex="bold"/>
    </style:style>
    <style:style style:name="P8" style:family="paragraph" style:parent-style-name="Standard" style:list-style-name="L2">
      <style:paragraph-properties fo:text-align="start" style:justify-single-word="false"/>
      <style:text-properties officeooo:paragraph-rsid="0049e2b8"/>
    </style:style>
    <style:style style:name="P9" style:family="paragraph" style:parent-style-name="Standard" style:list-style-name="L2">
      <style:paragraph-properties fo:text-align="start" style:justify-single-word="false"/>
      <style:text-properties officeooo:rsid="0053cba5" officeooo:paragraph-rsid="0049e2b8"/>
    </style:style>
    <style:style style:name="P10" style:family="paragraph" style:parent-style-name="Standard" style:list-style-name="WWNum2">
      <style:paragraph-properties fo:margin-left="0.5in" fo:margin-right="0in" fo:text-align="start" style:justify-single-word="false" fo:text-indent="-0.25in" style:auto-text-indent="false"/>
      <style:text-properties style:font-name="DejaVu Sans Condensed1" fo:font-weight="normal" style:font-weight-asian="normal" style:font-name-complex="DejaVu Sans Condensed2" style:font-weight-complex="normal"/>
    </style:style>
    <style:style style:name="T1" style:family="text">
      <style:text-properties style:font-name="DejaVu Sans Condensed" fo:font-size="12pt" fo:font-weight="bold" officeooo:rsid="0048aa5f" style:font-size-asian="12pt" style:font-weight-asian="bold" style:font-name-complex="DejaVu Sans Condensed2" style:font-size-complex="12pt" style:font-weight-complex="bold"/>
    </style:style>
    <style:style style:name="T2" style:family="text">
      <style:text-properties style:font-name="DejaVu Sans Condensed" fo:font-size="12pt" fo:font-weight="bold" style:font-size-asian="12pt" style:font-weight-asian="bold" style:font-size-complex="12pt" style:font-weight-complex="bold"/>
    </style:style>
    <style:style style:name="T3" style:family="text">
      <style:text-properties style:font-name="DejaVu Sans Condensed" fo:font-size="12pt" fo:font-weight="bold" officeooo:rsid="004800eb" style:font-size-asian="12pt" style:font-weight-asian="bold" style:font-size-complex="12pt" style:font-weight-complex="bold"/>
    </style:style>
    <style:style style:name="T4" style:family="text">
      <style:text-properties style:font-name="DejaVu Sans Condensed" fo:font-size="12pt" fo:font-weight="normal" style:font-size-asian="12pt" style:font-weight-asian="normal" style:font-size-complex="12pt" style:font-weight-complex="normal"/>
    </style:style>
    <style:style style:name="T5" style:family="text">
      <style:text-properties style:font-name="DejaVu Sans Condensed" fo:font-size="12pt" fo:font-weight="normal" officeooo:rsid="004800eb" style:font-size-asian="12pt" style:font-weight-asian="normal" style:font-size-complex="12pt" style:font-weight-complex="normal"/>
    </style:style>
    <style:style style:name="T6" style:family="text">
      <style:text-properties style:font-name="DejaVu Sans Condensed" fo:font-size="12pt" fo:font-weight="normal" officeooo:rsid="0053cba5" style:font-size-asian="12pt" style:font-weight-asian="normal" style:font-size-complex="12pt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="DejaVu Sans Condensed1" fo:font-weight="bold" style:font-weight-asian="bold" style:font-name-complex="DejaVu Sans Condensed2" style:font-weight-complex="bold"/>
    </style:style>
    <style:style style:name="T9" style:family="text">
      <style:text-properties style:font-name="DejaVu Sans Condensed1" fo:font-weight="bold" officeooo:rsid="0048aa5f" style:font-weight-asian="bold" style:font-name-complex="DejaVu Sans Condensed2" style:font-weight-complex="bold"/>
    </style:style>
    <style:style style:name="T10" style:family="text">
      <style:text-properties style:font-name="DejaVu Sans Condensed1" fo:font-weight="normal" style:font-weight-asian="normal" style:font-name-complex="DejaVu Sans Condensed2" style:font-weight-complex="normal"/>
    </style:style>
    <style:style style:name="T11" style:family="text">
      <style:text-properties officeooo:rsid="00519573"/>
    </style:style>
    <style:style style:name="T12" style:family="text">
      <style:text-properties officeooo:rsid="00522bc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4</text:span><text:span text:style-name="T8">01 - A/</text:span><text:span text:style-name="T9">A</text:span><text:span text:style-name="T8"> - Guns</text:span></text:p>
      <text:p text:style-name="P2"/>
      <text:p text:style-name="P5">Fence In</text:p>
      <text:list xml:id="list442026704" text:style-name="L2">
        <text:list-item>
          <text:p text:style-name="P8"><text:span text:style-name="T3">Gunsight power switch</text:span><text:span text:style-name="T5"> ... </text:span><text:span text:style-name="T3">ON</text:span><text:span text:style-name="T5"> (right </text:span><text:span text:style-name="T6">wall switches top row</text:span><text:span text:style-name="T5">)</text:span></text:p>
        </text:list-item>
        <text:list-item>
          <text:p text:style-name="P9"><text:span text:style-name="T3">G</text:span><text:span text:style-name="T2">un Firing Master switch</text:span><text:span text:style-name="T4"> ... </text:span><text:span text:style-name="T2">ON</text:span><text:span text:style-name="T4"> (</text:span><text:span text:style-name="T2">B5</text:span><text:span text:style-name="T4"> to open cover, </text:span><text:span text:style-name="T2">B2</text:span><text:span text:style-name="T4"> to turn on switch) (instrument panel center bottom, guarded switch)</text:span></text:p>
        </text:list-item>
      </text:list>
      <text:p text:style-name="P6"/>
      <text:p text:style-name="P7">Guns -- 4x .30 cal MG, 2x 20 mm cannon</text:p>
      <text:list xml:id="list4084226523" text:style-name="L3">
        <text:list-item>
          <text:p text:style-name="P3">Press <text:span text:style-name="T7">Trigger S1</text:span> for MGs, <text:span text:style-name="T7">Trigger S2</text:span> for <text:span text:style-name="T11">MG</text:span><text:span text:style-name="T12">s</text:span><text:span text:style-name="T11">+</text:span>cannons, or <text:span text:style-name="T7">Flip-down Trigger</text:span> for cannons<text:span text:style-name="T11"> only</text:span>.</text:p>
        </text:list-item>
        <text:list-item>
          <text:p text:style-name="P4">Set <text:span text:style-name="T7">gunsight range</text:span> and <text:span text:style-name="T7">wingspan</text:span> with <text:span text:style-name="T7">Dish Hat up/down</text:span> and <text:span text:style-name="T7">left/right</text:span> respectively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DejaVu Sans Condensed1" svg:font-family="'DejaVu Sans Condensed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 Condensed2" svg:font-family="'DejaVu Sans Condensed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style:style style:name="ListLabel_20_1" style:display-name="ListLabel 1" style:family="text">
      <style:text-properties style:font-name="DejaVu Sans Condensed1" fo:font-family="'DejaVu Sans Condensed'" style:font-family-generic="roman" style:font-pitch="variable" fo:font-weight="normal" style:font-name-complex="DejaVu Sans Condensed2" style:font-family-complex="'DejaVu Sans Condensed'" style:font-family-generic-complex="system" style:font-pitch-complex="variable"/>
    </style:style>
    <style:style style:name="ListLabel_20_2" style:display-name="ListLabel 2" style:family="text">
      <style:text-properties style:font-name="DejaVu Sans Condensed1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3" style:display-name="ListLabel 3" style:family="text">
      <style:text-properties style:font-name="DejaVu Sans Condensed1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4" style:display-name="ListLabel 4" style:family="text">
      <style:text-properties style:font-name="DejaVu Sans Condensed1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5" style:display-name="ListLabel 5" style:family="text">
      <style:text-properties style:font-name="DejaVu Sans Condensed1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6" style:display-name="ListLabel 6" style:family="text">
      <style:text-properties style:font-name="DejaVu Sans Condensed1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7" style:display-name="ListLabel 7" style:family="text">
      <style:text-properties style:font-name="DejaVu Sans Condensed1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8" style:display-name="ListLabel 8" style:family="text">
      <style:text-properties style:font-name="DejaVu Sans Condensed1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9" style:display-name="ListLabel 9" style:family="text">
      <style:text-properties style:font-name="DejaVu Sans Condensed1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0" style:display-name="ListLabel 10" style:family="text">
      <style:text-properties style:font-name="DejaVu Sans Condensed1" fo:font-family="'DejaVu Sans Condensed'" style:font-family-generic="roman" style:font-pitch="variable" fo:font-weight="normal" style:font-name-complex="DejaVu Sans Condensed2" style:font-family-complex="'DejaVu Sans Condensed'" style:font-family-generic-complex="system" style:font-pitch-complex="variable"/>
    </style:style>
    <style:style style:name="ListLabel_20_11" style:display-name="ListLabel 11" style:family="text">
      <style:text-properties style:font-name="DejaVu Sans Condensed1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2" style:display-name="ListLabel 12" style:family="text">
      <style:text-properties style:font-name="DejaVu Sans Condensed1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3" style:display-name="ListLabel 13" style:family="text">
      <style:text-properties style:font-name="DejaVu Sans Condensed1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4" style:display-name="ListLabel 14" style:family="text">
      <style:text-properties style:font-name="DejaVu Sans Condensed1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5" style:display-name="ListLabel 15" style:family="text">
      <style:text-properties style:font-name="DejaVu Sans Condensed1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6" style:display-name="ListLabel 16" style:family="text">
      <style:text-properties style:font-name="DejaVu Sans Condensed1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7" style:display-name="ListLabel 17" style:family="text">
      <style:text-properties style:font-name="DejaVu Sans Condensed1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8" style:display-name="ListLabel 18" style:family="text">
      <style:text-properties style:font-name="DejaVu Sans Condensed1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9" style:display-name="ListLabel 19" style:family="text">
      <style:text-properties style:font-name="DejaVu Sans Condensed1" fo:font-family="'DejaVu Sans Condensed'" style:font-family-generic="roman" style:font-pitch="variable" fo:font-weight="normal" style:font-name-complex="DejaVu Sans Condensed2" style:font-family-complex="'DejaVu Sans Condensed'" style:font-family-generic-complex="system" style:font-pitch-complex="variable"/>
    </style:style>
    <style:style style:name="ListLabel_20_20" style:display-name="ListLabel 20" style:family="text">
      <style:text-properties style:font-name="DejaVu Sans Condensed1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21" style:display-name="ListLabel 21" style:family="text">
      <style:text-properties style:font-name="DejaVu Sans Condensed1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22" style:display-name="ListLabel 22" style:family="text">
      <style:text-properties style:font-name="DejaVu Sans Condensed1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23" style:display-name="ListLabel 23" style:family="text">
      <style:text-properties style:font-name="DejaVu Sans Condensed1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24" style:display-name="ListLabel 24" style:family="text">
      <style:text-properties style:font-name="DejaVu Sans Condensed1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25" style:display-name="ListLabel 25" style:family="text">
      <style:text-properties style:font-name="DejaVu Sans Condensed1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26" style:display-name="ListLabel 26" style:family="text">
      <style:text-properties style:font-name="DejaVu Sans Condensed1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27" style:display-name="ListLabel 27" style:family="text">
      <style:text-properties style:font-name="DejaVu Sans Condensed1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28" style:display-name="ListLabel 28" style:family="text">
      <style:text-properties style:font-name-asian="OpenSymbol1" style:font-family-asian="OpenSymbol" style:font-family-generic-asian="system" style:font-pitch-asian="variable"/>
    </style:style>
    <style:style style:name="ListLabel_20_29" style:display-name="ListLabel 29" style:family="text">
      <style:text-properties style:font-name="DejaVu Sans Condensed1" fo:font-family="'DejaVu Sans Condensed'" style:font-family-generic="roman" style:font-pitch="variable" fo:font-weight="normal" style:font-name-asian="OpenSymbol1" style:font-family-asian="OpenSymbol" style:font-family-generic-asian="system" style:font-pitch-asian="variable"/>
    </style:style>
    <style:style style:name="ListLabel_20_30" style:display-name="ListLabel 30" style:family="text">
      <style:text-properties style:font-name-asian="OpenSymbol1" style:font-family-asian="OpenSymbol" style:font-family-generic-asian="system" style:font-pitch-asian="variable"/>
    </style:style>
    <style:style style:name="ListLabel_20_31" style:display-name="ListLabel 31" style:family="text">
      <style:text-properties style:font-name-asian="OpenSymbol1" style:font-family-asian="OpenSymbol" style:font-family-generic-asian="system" style:font-pitch-asian="variable"/>
    </style:style>
    <style:style style:name="ListLabel_20_32" style:display-name="ListLabel 32" style:family="text">
      <style:text-properties style:font-name-asian="OpenSymbol1" style:font-family-asian="OpenSymbol" style:font-family-generic-asian="system" style:font-pitch-asian="variable"/>
    </style:style>
    <style:style style:name="ListLabel_20_33" style:display-name="ListLabel 33" style:family="text">
      <style:text-properties style:font-name-asian="OpenSymbol1" style:font-family-asian="OpenSymbol" style:font-family-generic-asian="system" style:font-pitch-asian="variable"/>
    </style:style>
    <style:style style:name="ListLabel_20_34" style:display-name="ListLabel 34" style:family="text">
      <style:text-properties style:font-name-asian="OpenSymbol1" style:font-family-asian="OpenSymbol" style:font-family-generic-asian="system" style:font-pitch-asian="variable"/>
    </style:style>
    <style:style style:name="ListLabel_20_35" style:display-name="ListLabel 35" style:family="text">
      <style:text-properties style:font-name-asian="OpenSymbol1" style:font-family-asian="OpenSymbol" style:font-family-generic-asian="system" style:font-pitch-asian="variable"/>
    </style:style>
    <style:style style:name="ListLabel_20_36" style:display-name="ListLabel 36" style:family="text">
      <style:text-properties style:font-name-asian="OpenSymbol1" style:font-family-asian="OpenSymbol" style:font-family-generic-asian="system" style:font-pitch-asian="variable"/>
    </style:style>
    <style:style style:name="ListLabel_20_37" style:display-name="ListLabel 37" style:family="text">
      <style:text-properties style:font-name-asian="OpenSymbol1" style:font-family-asian="OpenSymbol" style:font-family-generic-asian="system" style:font-pitch-asian="variable"/>
    </style:style>
    <style:style style:name="ListLabel_20_38" style:display-name="ListLabel 38" style:family="text">
      <style:text-properties style:font-name="DejaVu Sans Condensed1" fo:font-family="'DejaVu Sans Condensed'" style:font-family-generic="roman" style:font-pitch="variable" fo:font-weight="normal" style:font-name-asian="OpenSymbol1" style:font-family-asian="OpenSymbol" style:font-family-generic-asian="system" style:font-pitch-asian="variable"/>
    </style:style>
    <style:style style:name="ListLabel_20_39" style:display-name="ListLabel 39" style:family="text">
      <style:text-properties style:font-name-asian="OpenSymbol1" style:font-family-asian="OpenSymbol" style:font-family-generic-asian="system" style:font-pitch-asian="variable"/>
    </style:style>
    <style:style style:name="ListLabel_20_40" style:display-name="ListLabel 40" style:family="text">
      <style:text-properties style:font-name-asian="OpenSymbol1" style:font-family-asian="OpenSymbol" style:font-family-generic-asian="system" style:font-pitch-asian="variable"/>
    </style:style>
    <style:style style:name="ListLabel_20_41" style:display-name="ListLabel 41" style:family="text">
      <style:text-properties style:font-name-asian="OpenSymbol1" style:font-family-asian="OpenSymbol" style:font-family-generic-asian="system" style:font-pitch-asian="variable"/>
    </style:style>
    <style:style style:name="ListLabel_20_42" style:display-name="ListLabel 42" style:family="text">
      <style:text-properties style:font-name-asian="OpenSymbol1" style:font-family-asian="OpenSymbol" style:font-family-generic-asian="system" style:font-pitch-asian="variable"/>
    </style:style>
    <style:style style:name="ListLabel_20_43" style:display-name="ListLabel 43" style:family="text">
      <style:text-properties style:font-name-asian="OpenSymbol1" style:font-family-asian="OpenSymbol" style:font-family-generic-asian="system" style:font-pitch-asian="variable"/>
    </style:style>
    <style:style style:name="ListLabel_20_44" style:display-name="ListLabel 44" style:family="text">
      <style:text-properties style:font-name-asian="OpenSymbol1" style:font-family-asian="OpenSymbol" style:font-family-generic-asian="system" style:font-pitch-asian="variable"/>
    </style:style>
    <style:style style:name="ListLabel_20_45" style:display-name="ListLabel 45" style:family="text">
      <style:text-properties style:font-name-asian="OpenSymbol1" style:font-family-asian="OpenSymbol" style:font-family-generic-asian="system" style:font-pitch-asian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3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4" style:num-format="1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5" style:num-format="1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6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7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8" style:num-format="1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9" style:num-format="1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12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13" style:num-format="1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14" style:num-format="1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15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16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17" style:num-format="1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18" style:num-format="1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1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22" style:num-format="1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23" style:num-format="1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24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25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26" style:num-format="1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27" style:num-format="1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9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0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31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32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33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34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35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36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38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9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0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41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42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43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44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45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T10H52M46S</meta:editing-duration>
    <meta:editing-cycles>46</meta:editing-cycles>
    <meta:generator>LibreOffice/7.0.3.1$Windows_X86_64 LibreOffice_project/d7547858d014d4cf69878db179d326fc3483e082</meta:generator>
    <dc:date>2022-05-10T21:56:12.983000000</dc:date>
    <meta:document-statistic meta:table-count="0" meta:image-count="0" meta:object-count="0" meta:page-count="1" meta:paragraph-count="7" meta:word-count="79" meta:character-count="423" meta:non-whitespace-character-count="355"/>
  </office:meta>
</office:document-meta>
</file>